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c675"/>
    </style:style>
    <style:style style:name="P2" style:family="paragraph" style:parent-style-name="Standard">
      <style:paragraph-properties fo:text-align="start" style:justify-single-word="false"/>
      <style:text-properties officeooo:paragraph-rsid="000ec675"/>
    </style:style>
    <style:style style:name="T1" style:family="text">
      <style:text-properties officeooo:rsid="000ec6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P V – Übung 9</text:span></text:p>
      <text:p text:style-name="P1"><text:span text:style-name="T1"/></text:p>
      <text:p text:style-name="P2"><text:span text:style-name="T1">Die Worker erhalte eine ToWorkerMessage. Diese besteht aus einem Integer für die momentane Tiefe (bzw wie viele Ebenen noch zu gehen sind) und der URL, die geparst werden soll.</text:span></text:p>
      <text:p text:style-name="P2"><text:span text:style-name="T1">Im Task werden dann die Funkionen ausgeführt die für Übung b gemacht wurden.</text:span></text:p>
      <text:p text:style-name="P2"><text:span text:style-name="T1"/></text:p>
      <text:p text:style-name="P2"><text:span text:style-name="T1">Der Task gibt eine FromWorkerMessage zurück, die aus einer liste von URLs,einer Liste von emalis und der Teife besteht. Die URLs werden bei merge in den argPool eingefügt (mit um 1 verringerter Tiefe), die Emails der Liste des Remotes angefügt. </text:span></text:p>
      <text:p text:style-name="P2"><text:span text:style-name="T1"/></text:p>
      <text:p text:style-name="P2"><text:span text:style-name="T1">Der Server ruft solange Argumente im ArgPool sind Worker auf.</text:span></text:p>
      <text:p text:style-name="P2"><text:span text:style-name="T1">Danach werden die Worker gemergt und es werden wieder die Worker zum arbeiten aufgefordert.</text:span></text:p>
      <text:p text:style-name="P2"><text:span text:style-name="T1"/></text:p>
      <text:p text:style-name="P2"><text:span text:style-name="T1">Dies geschieht so lange, bis der Task auf Grund der immer weiter verringerten Tiefe keine URLs mehr zurückgibt, die noch besucht werden müssen.</text:span></text:p>
      <text:p text:style-name="P2"><text:span text:style-name="T1"/></text:p>
      <text:p text:style-name="P2"><text:span text:style-name="T1">Split packt einfach nur die StartURL mit Tiefe 1 in den argPool.</text:span></text:p>
      <text:p text:style-name="P2"><text:span text:style-name="T1"/></text:p>
      <text:p text:style-name="P2"><text:span text:style-name="T1">Aurgabe 2 befindet sich in der Main.java in alpv.mwp.crawler, </text:span></text:p>
      <text:p text:style-name="P2"><text:span text:style-name="T1">Aufgabe 3 in der Main.java in alpv.mwp.comm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3T19:56:21</meta:creation-date>
    <meta:document-statistic meta:table-count="0" meta:image-count="0" meta:object-count="0" meta:page-count="1" meta:paragraph-count="10" meta:word-count="162" meta:character-count="979"/>
    <dc:date>2012-01-13T20:12:07</dc:date>
    <meta:editing-duration>PT00H15M47S</meta:editing-duration>
    <meta:editing-cycles>1</meta:editing-cycles>
    <meta:generator>OpenOffice.org/3.2$Unix OpenOffice.org_project/320m19$Build-9505</meta:generator>
  </office:meta>
</office:document-meta>
</file>